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97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7" table:number-columns-repeated="4" table:default-cell-style-name="ce4"/>
        <table:table-column table:style-name="co7" table:default-cell-style-name="ce1"/>
        <table:table-column table:style-name="co7" table:number-columns-repeated="1010" table:default-cell-style-name="ce4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Conv.Layers</text:p>
          </table:table-cell>
          <table:table-cell table:style-name="ce1" office:value-type="string" calcext:value-type="string">
            <text:p>Dense.Lay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learnging rate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test_over_cvae 6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1:8:16: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9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323" calcext:value-type="float">
            <text:p>22,32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65" calcext:value-type="float">
            <text:p>22,6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string" calcext:value-type="string">
            <text:p>R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1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2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24" office:value-type="float" office:value="39.41" calcext:value-type="float">
            <text:p>39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21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1.92" calcext:value-type="float">
            <text:p>11,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11500(inf)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10.41" calcext:value-type="float">
            <text:p>10,41</text:p>
          </table:table-cell>
          <table:table-cell table:number-columns-repeated="1010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5:24:11.889216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6T17:44:52.555175008</dc:date>
    <meta:editing-duration>PT1H32M7S</meta:editing-duration>
    <meta:editing-cycles>8</meta:editing-cycles>
    <meta:generator>LibreOffice/5.1.6.2$Linux_X86_64 LibreOffice_project/10m0$Build-2</meta:generator>
    <meta:document-statistic meta:table-count="1" meta:cell-count="210" meta:object-count="0"/>
  </office:meta>
</office:document-meta>
</file>